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officeooo:rsid="0001bf6c" officeooo:paragraph-rsid="0001bf6c"/>
    </style:style>
    <style:style style:name="T1" style:family="text">
      <style:text-properties officeooo:rsid="0002c8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{{upper:name}}</text:p>
      <text:p text:style-name="Standard">E-Mail: {{lower:email}}</text:p>
      <text:p text:style-name="Standard">Kommentar: {{nl2br:kommentar}}</text:p>
      <text:p text:style-name="Standard">Geburtstag: {{date:geburtstag|d.m.Y}}</text:p>
      <text:p text:style-name="Standard">Umsatz: {{number:umsatz|2}} EUR</text:p>
      <text:p text:style-name="P1">Umsatz: {{currency:umsatz}}</text:p>
      <text:p text:style-name="Standard"/>
      <text:p text:style-name="Standard">{{#if:is_admin}}</text:p>
      <text:p text:style-name="Standard">H<text:span text:style-name="T1">ello</text:span> Admin!</text:p>
      <text:p text:style-name="Standard">{{#else}}</text:p>
      <text:p text:style-name="Standard">H<text:span text:style-name="T1">ello</text:span> <text:span text:style-name="T1">User</text:span>!</text:p>
      <text:p text:style-name="Standard">{{#endif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4-10T21:42:12.271967833</meta:creation-date>
    <meta:editing-duration>PT40M41S</meta:editing-duration>
    <meta:editing-cycles>7</meta:editing-cycles>
    <dc:date>2025-04-28T06:34:58.504123403</dc:date>
    <dc:contributor>WaltDietzney</dc:contributor>
    <dc:coverage>This document showcases the use of various filters like upper, lower, date, number, and currency formatting with conditional logic.</dc:coverage>
    <dc:publisher>Walt Dietzney</dc:publisher>
    <dc:rights>MIT</dc:rights>
    <dc:source>https://github.com/WaltDietzney/odt-template-engine</dc:source>
    <dc:subject>Using filters for text, date, and number formatting</dc:subject>
    <dc:title>Sample 2 - Filters and Formatting</dc:title>
    <meta:keyword>template filter upper  lower currenc</meta:keyword>
    <meta:keyword>number</meta:keyword>
    <meta:keyword>date php odt</meta:keyword>
    <meta:document-statistic meta:table-count="0" meta:image-count="0" meta:object-count="0" meta:page-count="1" meta:paragraph-count="11" meta:word-count="20" meta:character-count="226" meta:non-whitespace-character-count="217"/>
  </office:meta>
</office:document-meta>
</file>